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8c6" officeooo:paragraph-rsid="001e28c6"/>
    </style:style>
    <style:style style:name="P2" style:family="paragraph" style:parent-style-name="Standard">
      <style:text-properties officeooo:rsid="001ea96d" officeooo:paragraph-rsid="001ea96d"/>
    </style:style>
    <style:style style:name="P3" style:family="paragraph" style:parent-style-name="Standard">
      <style:text-properties officeooo:rsid="002024aa" officeooo:paragraph-rsid="002024aa"/>
    </style:style>
    <style:style style:name="P4" style:family="paragraph" style:parent-style-name="Standard">
      <style:text-properties officeooo:paragraph-rsid="002024aa"/>
    </style:style>
    <style:style style:name="P5" style:family="paragraph" style:parent-style-name="Standard">
      <style:text-properties officeooo:rsid="002330d6" officeooo:paragraph-rsid="002330d6"/>
    </style:style>
    <style:style style:name="T1" style:family="text">
      <style:text-properties officeooo:rsid="002024aa"/>
    </style:style>
    <style:style style:name="T2" style:family="text">
      <style:text-properties officeooo:rsid="0021c008"/>
    </style:style>
    <style:style style:name="T3" style:family="text">
      <style:text-properties officeooo:rsid="002513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Baixe e descomprima o Apache Tomcat – 7.0.81</text:p>
      <text:p text:style-name="P2">2. Abra o Eclipse e escolha a opção <text:span text:style-name="T2">open project from file system</text:span>, escolha a pasta do projeto</text:p>
      <text:p text:style-name="P2">3. no menu janela vá em show view e depois em other.</text:p>
      <text:p text:style-name="P2">4.procure por servers e clique, uma nova view ira aparecer na parte inferior do eclipse.</text:p>
      <text:p text:style-name="P4"><text:span text:style-name="T1">5.caso não ache a opção servers vá em ajuda, escolha install new software, vá escolha o site oxygen expanda web xml and java EE development, e cheque </text:span>JST Server Adapters and JST Server Adapters Extentions.</text:p>
      <text:p text:style-name="P2">5.clique em adicionar novo server</text:p>
      <text:p text:style-name="P3">6.escolha tomcat 7.0 e depois escolha a pasta onde o apache tomcat se encontra</text:p>
      <text:p text:style-name="P3">7. clique na pasta do projeto com o botao direito e selecione “run → on server”</text:p>
      <text:p text:style-name="P5">8. passe todos os objetos json para a pasta em que se encontra o executavel do eclipse.</text:p>
      <text:p text:style-name="P3">8.va para a pagina localhost:8080/<text:span text:style-name="T3">&lt;Nome da pasta do projeto&gt;/test.js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8:26:47.539141186</meta:creation-date>
    <dc:date>2017-11-21T20:11:22.359506487</dc:date>
    <meta:editing-duration>PT42M3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49" meta:character-count="831" meta:non-whitespace-character-count="691"/>
  </office:meta>
</office:document-meta>
</file>